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99ff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9" style:family="graphic" style:parent-style-name="standard">
      <style:graphic-properties draw:fill="solid" draw:fill-color="#ff950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</style:style>
    <style:style style:name="gr11" style:family="graphic" style:parent-style-name="standard">
      <style:graphic-properties draw:fill="solid" draw:fill-color="#ff420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style:font-family-asian="Arial" style:font-family-generic-asian="swiss" style:font-pitch-asian="variable"/>
    </style:style>
    <style:style style:name="T1" style:family="text">
      <style:text-properties fo:font-family="Arial" style:font-family-generic="swiss" style:font-pitch="variable" style:font-family-asian="Arial" style:font-family-generic-asian="swiss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9cm" svg:height="7.6cm" svg:x="4cm" svg:y="4.6cm">
          <text:p/>
        </draw:rect>
        <draw:rect draw:style-name="gr2" draw:text-style-name="P1" draw:layer="layout" svg:width="11.3cm" svg:height="1cm" svg:x="5.1cm" svg:y="5.7cm">
          <text:p text:style-name="P1">view</text:p>
        </draw:rect>
        <draw:frame draw:style-name="gr3" draw:layer="layout" svg:width="1.603cm" svg:height="0.963cm" svg:x="15.197cm" svg:y="4.737cm">
          <draw:text-box>
            <text:p>Vue</text:p>
          </draw:text-box>
        </draw:frame>
        <draw:frame draw:style-name="gr4" draw:layer="layout" svg:width="4.903cm" svg:height="0.963cm" svg:x="4.5cm" svg:y="4.737cm">
          <draw:text-box>
            <text:p>web测试视图端</text:p>
          </draw:text-box>
        </draw:frame>
        <draw:rect draw:style-name="gr2" draw:text-style-name="P1" draw:layer="layout" svg:width="11.3cm" svg:height="0.9cm" svg:x="5.1cm" svg:y="10.4cm">
          <text:p text:style-name="P1">network</text:p>
        </draw:rect>
        <draw:rect draw:style-name="gr2" draw:text-style-name="P1" draw:layer="layout" svg:width="3.1cm" svg:height="1.1cm" svg:x="10.2cm" svg:y="8.1cm">
          <text:p text:style-name="P1">methods</text:p>
        </draw:rect>
        <draw:custom-shape draw:style-name="gr5" draw:text-style-name="P1" draw:layer="layout" svg:width="1.3cm" svg:height="1.3cm" svg:x="9.8cm" svg:y="1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0.8cm" svg:height="1.2cm" svg:x="10cm" svg:y="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4.858cm" svg:height="0.963cm" svg:x="11.4cm" svg:y="1.637cm">
          <draw:text-box>
            <text:p>文本识别测试员</text:p>
          </draw:text-box>
        </draw:frame>
        <draw:rect draw:style-name="gr2" draw:text-style-name="P1" draw:layer="layout" svg:width="3.5cm" svg:height="1.1cm" svg:x="5.1cm" svg:y="8.1cm">
          <text:p text:style-name="P1">data</text:p>
        </draw:rect>
        <draw:custom-shape draw:style-name="gr5" draw:text-style-name="P1" draw:layer="layout" svg:width="0.8cm" svg:height="0.9cm" svg:x="5.9cm" svg:y="6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8cm" svg:height="0.8cm" svg:x="11.1cm" svg:y="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7cm" svg:height="0.8cm" svg:x="11.2cm" svg:y="9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2cm" svg:height="0.4cm" svg:x="8.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6" draw:text-style-name="P1" draw:layer="layout" svg:width="6.6cm" svg:height="7.6cm" svg:x="3.379cm" svg:y="14.012cm">
          <text:p/>
        </draw:rect>
        <draw:frame draw:style-name="gr7" draw:text-style-name="P2" draw:layer="layout" svg:width="4.1cm" svg:height="1.375cm" svg:x="3.5cm" svg:y="14.025cm">
          <draw:text-box>
            <text:p text:style-name="P2"><text:span text:style-name="T1">web</text:span><text:span text:style-name="T1">服务端</text:span></text:p>
          </draw:text-box>
        </draw:frame>
        <draw:frame draw:style-name="gr8" draw:layer="layout" svg:width="1.84cm" svg:height="0.963cm" svg:x="7.96cm" svg:y="14.037cm">
          <draw:text-box>
            <text:p>Java</text:p>
          </draw:text-box>
        </draw:frame>
        <draw:rect draw:style-name="gr2" draw:text-style-name="P1" draw:layer="layout" svg:width="5.7cm" svg:height="1cm" svg:x="3.8cm" svg:y="15.2cm">
          <text:p text:style-name="P1">controller</text:p>
        </draw:rect>
        <draw:rect draw:style-name="gr2" draw:text-style-name="P1" draw:layer="layout" svg:width="5.7cm" svg:height="1.1cm" svg:x="3.8cm" svg:y="17.3cm">
          <text:p text:style-name="P1">service</text:p>
        </draw:rect>
        <draw:rect draw:style-name="gr2" draw:text-style-name="P1" draw:layer="layout" svg:width="5.6cm" svg:height="1.1cm" svg:x="3.9cm" svg:y="19.4cm">
          <text:p text:style-name="P1">mongoTemplate</text:p>
        </draw:rect>
        <draw:rect draw:style-name="gr9" draw:text-style-name="P1" draw:layer="layout" svg:width="6.7cm" svg:height="2.4cm" svg:x="3.3cm" svg:y="22.7cm">
          <text:p text:style-name="P1">MongoDB</text:p>
        </draw:rect>
        <draw:frame draw:style-name="gr10" draw:layer="layout" svg:width="2.4cm" svg:height="0.963cm" svg:x="3.2cm" svg:y="22.7cm">
          <draw:text-box>
            <text:p>数据库</text:p>
          </draw:text-box>
        </draw:frame>
        <draw:custom-shape draw:style-name="gr5" draw:text-style-name="P1" draw:layer="layout" svg:width="0.6cm" svg:height="1.7cm" svg:x="6.3cm" svg:y="20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7cm" svg:height="0.6cm" svg:x="6.2cm" svg:y="18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8cm" svg:height="0.8cm" svg:x="6.1cm" svg:y="1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1" draw:text-style-name="P1" draw:layer="layout" svg:width="6.6cm" svg:height="7.6cm" svg:x="11.9cm" svg:y="14cm">
          <text:p/>
        </draw:rect>
        <draw:frame draw:style-name="gr4" draw:layer="layout" svg:width="4.858cm" svg:height="0.963cm" svg:x="13.3cm" svg:y="14.137cm">
          <draw:text-box>
            <text:p>文本识别服务端</text:p>
          </draw:text-box>
        </draw:frame>
        <draw:frame draw:style-name="gr4" draw:layer="layout" svg:width="2.466cm" svg:height="0.963cm" svg:x="15.734cm" svg:y="15.2cm">
          <draw:text-box>
            <text:p>Python</text:p>
          </draw:text-box>
        </draw:frame>
        <draw:rect draw:style-name="gr2" draw:text-style-name="P1" draw:layer="layout" svg:width="5.6cm" svg:height="1cm" svg:x="12.3cm" svg:y="16.5cm">
          <text:p text:style-name="P1">对外服务接口</text:p>
        </draw:rect>
        <draw:rect draw:style-name="gr2" draw:text-style-name="P1" draw:layer="layout" svg:width="5.3cm" svg:height="2.6cm" svg:x="12.4cm" svg:y="18.6cm">
          <text:p text:style-name="P1">内部处理模块</text:p>
        </draw:rect>
        <draw:custom-shape draw:style-name="gr5" draw:text-style-name="P1" draw:layer="layout" svg:width="0.6cm" svg:height="0.8cm" svg:x="14.7cm" svg:y="17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6cm" svg:height="3.4cm" svg:x="7.3cm" svg:y="1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566cm" svg:height="2.845cm" draw:transform="rotate (1.08123147161028) translate (9.523cm 15.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6cm" svg:height="4.7cm" svg:x="12.7cm" svg:y="1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6M6S</meta:editing-duration>
    <meta:editing-cycles>3</meta:editing-cycles>
    <meta:generator>OpenOffice/4.1.7$Win32 OpenOffice.org_project/417m1$Build-9800</meta:generator>
    <dc:date>2020-01-29T17:39:05.25</dc:date>
    <dc:creator>han ger</dc:creator>
    <meta:document-statistic meta:object-count="34"/>
  </office:meta>
</office:document-meta>
</file>